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00000025000000253F9E6674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bottom" draw:auto-grow-height="false" fo:padding-top="0.126cm" fo:padding-bottom="0.126cm" fo:padding-left="0.252cm" fo:padding-right="0.252cm" fo:wrap-option="wrap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stroke="none" svg:stroke-width="0.026cm" draw:fill="none" draw:fill-color="#ffffff" draw:textarea-vertical-align="top" draw:auto-grow-height="false" fo:min-height="12.398cm" fo:padding-top="0.125cm" fo:padding-bottom="0.125cm" fo:padding-left="0.25cm" fo:padding-right="0.25cm" fo:wrap-option="wrap"/>
    </style:style>
    <style:style style:name="pr2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draw:auto-grow-height="true" fo:min-height="12.397cm"/>
    </style:style>
    <style:style style:name="P1" style:family="paragraph">
      <style:paragraph-properties fo:margin-top="0cm" fo:margin-bottom="0cm" fo:text-align="start" style:punctuation-wrap="simple"/>
    </style:style>
    <style:style style:name="P2" style:family="paragraph">
      <style:paragraph-properties fo:margin-top="0.635cm" fo:margin-bottom="0cm" fo:text-align="start" style:punctuation-wrap="simpl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top="0cm" fo:margin-bottom="0cm" fo:text-align="end" style:punctuation-wrap="simple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font-name="Arial3" fo:font-size="14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style:font-name="Arial3" fo:font-size="14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color="#ffffff" fo:font-size="18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8pt" style:font-size-asian="14pt" style:font-size-complex="14pt" fo:hyphenate="false"/>
    </style:style>
    <style:style style:name="P11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2" style:family="paragraph">
      <style:text-properties fo:font-size="20pt"/>
    </style:style>
    <style:style style:name="T1" style:family="text">
      <style:text-properties fo:color="#000000" style:text-line-through-style="none" style:text-line-through-type="none" style:font-name="Arial2" fo:font-size="36pt" fo:letter-spacing="normal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3" style:family="text">
      <style:text-properties fo:color="#cc0000" style:text-line-through-style="none" style:text-line-through-type="none" style:font-name="Arial3" fo:font-size="44pt" fo:letter-spacing="normal" fo:font-style="normal" style:text-underline-style="none" fo:font-weight="bold" style:font-size-asian="44pt" style:font-style-asian="normal" style:font-weight-asian="bold" style:font-name-complex="Arial3" style:font-size-complex="44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color="#ffffff" style:text-line-through-style="none" style:text-line-through-type="none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ffffff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Text Box 4" draw:style-name="gr1" draw:text-style-name="P3" draw:layer="layout" svg:width="23.706cm" svg:height="9.141cm" svg:x="1.058cm" svg:y="9.4cm">
          <text:p text:style-name="P1"><text:span text:style-name="T1">Names</text:span></text:p>
          <text:p text:style-name="P2"><text:span text:style-name="T2"/></text:p>
          <text:p text:style-name="P2"><text:span text:style-name="T2">University of Leipzig</text:span></text:p>
          <text:p text:style-name="P1"><text:span text:style-name="T2">Department of Computer Science</text:span></text:p>
          <text:p text:style-name="P1"><text:span text:style-name="T2">Chair</text:span></text:p>
          <text:p text:style-name="P1"><text:span text:style-name="T2">Augustusplatz 10, 04109 Leipzig</text:span></text:p>
          <text:p text:style-name="P1"><text:span text:style-name="T2">http://website/</text:span></text:p>
          <draw:enhanced-geometry svg:viewBox="0 0 21600 21600" draw:type="rectangle" draw:enhanced-path="M 0 0 L 21600 0 21600 21600 0 21600 0 0 Z N"/>
        </draw:custom-shape>
        <draw:frame draw:name="Grafik 8" draw:style-name="gr2" draw:text-style-name="P4" draw:layer="layout" svg:width="6.411cm" svg:height="6.442cm" svg:x="17.992cm" svg:y="7.62cm">
          <draw:image xlink:href="Pictures/100002000000025000000253F9E66749.png" xlink:type="simple" xlink:show="embed" xlink:actuate="onLoad">
            <text:p/>
          </draw:image>
        </draw:frame>
        <draw:custom-shape draw:name="Rectangle 9" draw:style-name="gr3" draw:text-style-name="P3" draw:layer="layout" svg:width="22.012cm" svg:height="6.137cm" svg:x="1.27cm" svg:y="1.482cm">
          <text:p text:style-name="P5"><text:span text:style-name="T3">Shakespeare Project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4" draw:text-style-name="P3" draw:layer="layout" svg:width="8.157cm" svg:height="1.37cm" svg:x="10.68cm" svg:y="26.181cm">
            <text:p text:style-name="P6"><text:span text:style-name="T4"><text:page-number>&lt;Numm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1026" draw:style-name="gr5" draw:layer="layout" svg:width="0cm" svg:height="0cm" svg:x="0cm" svg:y="0cm" draw:page-number="1" presentation:class="page"/>
          <draw:frame draw:name="Rectangle 1027" presentation:style-name="pr1" draw:text-style-name="P3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placeholder="true" presentation:user-transformed="true">
          <draw:text-box/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placeholder="true" presentation:user-transformed="true">
          <draw:text-box/>
        </draw:frame>
        <presentation:notes draw:style-name="dp3">
          <draw:page-thumbnail draw:style-name="gr5" draw:layer="layout" svg:width="13.775cm" svg:height="10.331cm" svg:x="2.531cm" svg:y="2.093cm" draw:page-number="2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style:text-line-through-type="none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style:text-line-through-type="none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38cm" fo:page-height="27.5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4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7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7cm"/>
    </style:style>
    <style:style style:name="Mpr8" style:family="presentation" style:parent-style-name="Benutzerdefiniertes_20_Layou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Benutzerdefiniertes_20_Layout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Benutzerdefiniertes_20_Layou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Benutzerdefiniertes_20_Layout-backgroundobjects">
      <style:graphic-properties draw:stroke="none" draw:fill="none" draw:fill-color="#ffffff" draw:auto-grow-height="false" fo:min-height="1.314cm"/>
    </style:style>
    <style:style style:name="Mpr12" style:family="presentation" style:parent-style-name="Benutzerdefiniertes_20_Layout-backgroundobjects">
      <style:graphic-properties draw:stroke="none" draw:fill="none" draw:fill-color="#ffffff" draw:auto-grow-height="false" fo:min-height="1.377cm"/>
    </style:style>
    <style:style style:name="Mpr13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7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  <style:text-properties fo:hyphenate="false"/>
    </style:style>
    <style:style style:name="MP10" style:family="paragraph">
      <style:paragraph-properties fo:margin-top="0cm" fo:margin-bottom="0cm" fo:line-height="100%" fo:text-align="start" style:punctuation-wrap="simple"/>
    </style:style>
    <style:style style:name="MP11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punctuation-wrap="simpl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margin-top="0.183cm" fo:margin-bottom="0cm" fo:line-height="100%" fo:text-align="start" fo:text-indent="0cm" style:punctuation-wrap="simpl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simpl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0000" style:text-line-through-style="none" style:text-line-through-type="none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Futura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Futura Book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Futura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style:text-line-through-type="none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Futura 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custom-shape draw:name="Rectangle 7" draw:style-name="Mgr3" draw:text-style-name="MP3" draw:layer="backgroundobjects" svg:width="25.399cm" svg:height="1.269cm" svg:x="0cm" svg:y="17.78cm">
        <text:p/>
        <draw:enhanced-geometry svg:viewBox="0 0 21600 21600" draw:type="rectangle" draw:enhanced-path="M 0 0 L 21600 0 21600 21600 0 21600 0 0 Z N"/>
      </draw:custom-shape>
      <draw:frame draw:name="Titel 1" presentation:style-name="Mpr3" draw:text-style-name="MP3" draw:layer="backgroundobjects" svg:width="23.494cm" svg:height="2.327cm" svg:x="1.058cm" svg:y="0.212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4" draw:text-style-name="MP6" draw:layer="backgroundobjects" svg:width="0.001cm" svg:height="0.001cm" svg:x="0cm" svg:y="0cm" presentation:class="footer">
        <draw:text-box>
          <text:p text:style-name="MP5"><text:span text:style-name="MT3">Computer Networks and Distributed Systems</text:span><text:span text:style-name="MT4"> </text:span></text:p>
        </draw:text-box>
      </draw:frame>
      <draw:frame draw:name="Foliennummernplatzhalter 3" presentation:style-name="Mpr4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mer&gt;</text:page-number></text:span></text:p>
        </draw:text-box>
      </draw:frame>
      <draw:frame draw:name="Inhaltsplatzhalter 5" presentation:style-name="Mpr5" draw:text-style-name="MP3" draw:layer="backgroundobjects" svg:width="23.494cm" svg:height="14.392cm" svg:x="1.058cm" svg:y="2.963cm" presentation:class="outline" presentation:user-transformed="true">
        <draw:text-box>
          <text:list text:style-name="ML4">
            <text:list-item>
              <text:p text:style-name="MP7"><text:span text:style-name="MT3">Klicken Sie, um die Formate des Gliederungstextes zu bearbeiten</text:span></text:p>
              <text:list>
                <text:list-item>
                  <text:p text:style-name="MP7"><text:span text:style-name="MT3">Zweite Gliederungsebene</text:span></text:p>
                  <text:list>
                    <text:list-item>
                      <text:p text:style-name="MP7"><text:span text:style-name="MT3">Dritte Gliederungsebene</text:span></text:p>
                      <text:list>
                        <text:list-item>
                          <text:p text:style-name="MP7"><text:span text:style-name="MT3">Vierte Gliederungsebene</text:span></text:p>
                          <text:list>
                            <text:list-item>
                              <text:p text:style-name="MP7"><text:span text:style-name="MT3">Fünfte Gliederungsebene</text:span></text:p>
                              <text:list>
                                <text:list-item>
                                  <text:p text:style-name="MP7"><text:span text:style-name="MT3">Sechste Gliederungsebene</text:span></text:p>
                                  <text:list>
                                    <text:list-item>
                                      <text:p text:style-name="MP7"><text:span text:style-name="MT3">Siebente Gliederungsebene</text:span></text:p>
                                      <text:list>
                                        <text:list-item>
                                          <text:p text:style-name="MP7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Neunte GliederungsebeneTextmasterformate durch Klicken bearbeiten</text:span></text:p>
          <text:p text:style-name="MP9"><text:span text:style-name="MT3">Zweite Ebene</text:span></text:p>
          <text:p text:style-name="MP9"><text:span text:style-name="MT3">Dritte Ebene</text:span></text:p>
          <text:p text:style-name="MP9"><text:span text:style-name="MT5">Vierte Ebene</text:span></text:p>
          <text:p text:style-name="MP9"><text:span text:style-name="MT6">Fünfte Ebene</text:span></text:p>
        </draw:text-box>
      </draw:frame>
      <presentation:notes style:page-layout-name="PM2">
        <draw:page-thumbnail presentation:style-name="Standard_20_1-title" draw:layer="backgroundobjects" svg:width="13.775cm" svg:height="10.331cm" svg:x="2.531cm" svg:y="2.093cm" presentation:class="page"/>
        <draw:frame presentation:style-name="Standard_20_1-notes" draw:layer="backgroundobjects" svg:width="15.069cm" svg:height="12.397cm" svg:x="1.883cm" svg:y="13.087cm" presentation:class="notes" presentation:placeholder="true">
          <draw:text-box/>
        </draw:frame>
        <draw:frame presentation:style-name="Mpr6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office:forms form:automatic-focus="false" form:apply-design-mode="false"/>
      <draw:custom-shape draw:name="Rectangle 7" draw:style-name="Mgr4" draw:text-style-name="MP3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" draw:text-style-name="MP3" draw:layer="backgroundobjects" svg:width="23.494cm" svg:height="2.327cm" svg:x="1.058cm" svg:y="0.212cm" presentation:class="title" presentation:user-transformed="true">
        <draw:text-box>
          <text:p text:style-name="MP10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9" draw:text-style-name="MP6" draw:layer="backgroundobjects" svg:width="14.811cm" svg:height="1.269cm" svg:x="1.001cm" svg:y="17.78cm" presentation:class="footer" presentation:user-transformed="true">
        <draw:text-box>
          <text:p text:style-name="MP11"><text:span text:style-name="MT7">Computer Networks and Distributed Systems</text:span><text:span text:style-name="MT8"> </text:span></text:p>
        </draw:text-box>
      </draw:frame>
      <draw:frame draw:name="Foliennummernplatzhalter 3" presentation:style-name="Mpr9" draw:text-style-name="MP6" draw:layer="backgroundobjects" svg:width="2.998cm" svg:height="1.3cm" svg:x="21.511cm" svg:y="17.749cm" presentation:class="page-number" presentation:user-transformed="true">
        <draw:text-box>
          <text:p text:style-name="MP12"><text:span text:style-name="MT7"><text:page-number>&lt;Nummer&gt;</text:page-number></text:span></text:p>
        </draw:text-box>
      </draw:frame>
      <draw:frame draw:name="Inhaltsplatzhalter 5" presentation:style-name="Mpr10" draw:text-style-name="MP3" draw:layer="backgroundobjects" svg:width="23.494cm" svg:height="14.392cm" svg:x="1.058cm" svg:y="2.963cm" presentation:class="outline" presentation:user-transformed="true">
        <draw:text-box>
          <text:list text:style-name="ML5">
            <text:list-item>
              <text:p text:style-name="MP7"><text:span text:style-name="MT9">Klicken Sie, um die Formate des Gliederungstextes zu bearbeiten</text:span></text:p>
              <text:list>
                <text:list-item>
                  <text:p text:style-name="MP7"><text:span text:style-name="MT9">Zweite Gliederungsebene</text:span></text:p>
                  <text:list>
                    <text:list-item>
                      <text:p text:style-name="MP7"><text:span text:style-name="MT9">Dritte Gliederungsebene</text:span></text:p>
                      <text:list>
                        <text:list-item>
                          <text:p text:style-name="MP7"><text:span text:style-name="MT9">Vierte Gliederungsebene</text:span></text:p>
                          <text:list>
                            <text:list-item>
                              <text:p text:style-name="MP7"><text:span text:style-name="MT9">Fünfte Gliederungsebene</text:span></text:p>
                              <text:list>
                                <text:list-item>
                                  <text:p text:style-name="MP7"><text:span text:style-name="MT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9">Siebente Gliederungsebene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10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Benutzerdefiniertes_20_Layout-title" draw:layer="backgroundobjects" svg:width="13.775cm" svg:height="10.331cm" svg:x="2.531cm" svg:y="2.093cm" presentation:class="page"/>
        <draw:frame presentation:style-name="Benutzerdefiniertes_20_Layout-notes" draw:layer="backgroundobjects" svg:width="15.069cm" svg:height="12.397cm" svg:x="1.883cm" svg:y="13.087cm" presentation:class="notes" presentation:placeholder="true">
          <draw:text-box/>
        </draw:frame>
        <draw:frame presentation:style-name="Mpr12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3T16:58:56.938000000</dc:date>
    <meta:generator>LibreOffice/4.2.4.2$Windows_x86 LibreOffice_project/63150712c6d317d27ce2db16eb94c2f3d7b699f8</meta:generator>
    <meta:editing-duration>PT20H50M17S</meta:editing-duration>
    <meta:editing-cycles>54</meta:editing-cycles>
    <meta:document-statistic meta:object-count="53"/>
  </office:meta>
</office:document-meta>
</file>